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3c5de" officeooo:paragraph-rsid="0013c5de"/>
    </style:style>
    <style:style style:name="P2" style:family="paragraph" style:parent-style-name="Standard">
      <style:text-properties officeooo:rsid="00153191" officeooo:paragraph-rsid="00153191"/>
    </style:style>
    <style:style style:name="P3" style:family="paragraph" style:parent-style-name="Standard">
      <style:text-properties fo:color="#000000" officeooo:rsid="00153191" officeooo:paragraph-rsid="00153191"/>
    </style:style>
    <style:style style:name="P4" style:family="paragraph" style:parent-style-name="Standard">
      <style:text-properties fo:color="#000000" officeooo:rsid="0015ad95" officeooo:paragraph-rsid="0015ad95"/>
    </style:style>
    <style:style style:name="P5" style:family="paragraph" style:parent-style-name="Standard">
      <style:text-properties fo:color="#000000" officeooo:rsid="0013c5de" officeooo:paragraph-rsid="0015ad95"/>
    </style:style>
    <style:style style:name="P6" style:family="paragraph" style:parent-style-name="Standard">
      <style:text-properties fo:color="#000000" style:text-underline-style="solid" style:text-underline-width="auto" style:text-underline-color="font-color" officeooo:rsid="0015ad95" officeooo:paragraph-rsid="0015ad95"/>
    </style:style>
    <style:style style:name="P7" style:family="paragraph" style:parent-style-name="Standard">
      <style:text-properties fo:color="#000000" style:text-underline-style="solid" style:text-underline-width="auto" style:text-underline-color="font-color" fo:font-weight="bold" officeooo:rsid="0015ad95" officeooo:paragraph-rsid="0015ad95" style:font-weight-asian="bold" style:font-weight-complex="bold"/>
    </style:style>
    <style:style style:name="P8" style:family="paragraph" style:parent-style-name="Standard">
      <style:text-properties fo:color="#000000" style:text-underline-style="none" officeooo:rsid="0015ad95" officeooo:paragraph-rsid="0015ad95"/>
    </style:style>
    <style:style style:name="P9" style:family="paragraph" style:parent-style-name="Standard">
      <style:text-properties fo:color="#000000" style:text-underline-style="none" officeooo:rsid="0013c5de" officeooo:paragraph-rsid="0015ad95"/>
    </style:style>
    <style:style style:name="P10" style:family="paragraph" style:parent-style-name="Standard">
      <style:text-properties style:text-underline-style="solid" style:text-underline-width="auto" style:text-underline-color="font-color" fo:font-weight="bold" officeooo:rsid="0013c5de" officeooo:paragraph-rsid="0013c5de" style:font-weight-asian="bold" style:font-weight-complex="bold"/>
    </style:style>
    <style:style style:name="P11" style:family="paragraph" style:parent-style-name="Text_20_body">
      <style:text-properties officeooo:rsid="001757e6" officeooo:paragraph-rsid="001757e6"/>
    </style:style>
    <style:style style:name="P12" style:family="paragraph" style:parent-style-name="Heading_20_1">
      <style:text-properties officeooo:rsid="001757e6" officeooo:paragraph-rsid="001757e6"/>
    </style:style>
    <style:style style:name="T1" style:family="text">
      <style:text-properties fo:color="#ff3333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Muving:</text:h>
      <text:p text:style-name="P1">Peticion GET a esta direccion:</text:p>
      <text:p text:style-name="P1"><text:a xlink:type="simple" xlink:href="https://nube000.muving.com/RestAPI/RestServices/vehicles/in_rectangle">https://nube000.muving.com/RestAPI/RestServices/vehicles/in_rectangle</text:a></text:p>
      <text:p text:style-name="P1"/>
      <text:p text:style-name="P1">data a pasar: lat1=41.6582&amp;lon1=-0.8584&amp;lat2=41.6462&amp;lon2=-0.9407</text:p>
      <text:p text:style-name="P1"/>
      <text:p text:style-name="P1">lat, lon 1 son las coordenadas de la esquina superior derecha del rectangulo del mapa a mostrar.</text:p>
      <text:p text:style-name="P1">lat, lon 2 son las coordenadas de la esquina inferior izquierda del rectangulo del mapa a mostrar.</text:p>
      <text:p text:style-name="P1"/>
      <text:p text:style-name="P1">Siguiendo el formato de como lo hace la propia empresa, el rectangulo del mapa a mostrar es uno q englobe zaragoza entera.</text:p>
      <text:p text:style-name="P1"/>
      <text:p text:style-name="P10">Respuesta del servidor:</text:p>
      <text:p text:style-name="P1">Json</text:p>
      <text:p text:style-name="P1">{…}</text:p>
      <text:p text:style-name="P1"><text:tab/>​object: (159) […]</text:p>
      <text:p text:style-name="P1"><text:tab/><text:tab/>​​[0…99]</text:p>
      <text:p text:style-name="P1"><text:tab/><text:tab/><text:tab/>​​​0: {…}</text:p>
      <text:p text:style-name="P1"><text:tab/><text:tab/><text:tab/><text:tab/>​​​​address: "Calle Rioja 296"</text:p>
      <text:p text:style-name="P1"><text:tab/><text:tab/><text:tab/><text:tab/>charge: 46</text:p>
      <text:p text:style-name="P1"><text:tab/><text:tab/><text:tab/><text:tab/>​​​​city: "Zaragoza"​​​​</text:p>
      <text:p text:style-name="P1"><text:tab/><text:tab/><text:tab/><text:tab/>clean: false​​​​</text:p>
      <text:p text:style-name="P1"><text:tab/><text:tab/><text:tab/><text:tab/>damageDescription: null</text:p>
      <text:p text:style-name="P1"><text:tab/><text:tab/><text:tab/><text:tab/>​​​​damaged: false​​​​</text:p>
      <text:p text:style-name="P1"><text:tab/><text:tab/><text:tab/><text:tab/>estimatedRange: 29900</text:p>
      <text:p text:style-name="P1"><text:tab/><text:tab/><text:tab/><text:tab/>​​​​fuelCardPin: null</text:p>
      <text:p text:style-name="P1"><text:tab/><text:tab/><text:tab/><text:tab/>​​​​hardwareId: null​​​​</text:p>
      <text:p text:style-name="P1"><text:tab/><text:tab/><text:tab/><text:tab/>helmetDetectionSupported: false​​​​</text:p>
      <text:p text:style-name="P1"><text:tab/><text:tab/><text:tab/><text:tab/>helmets: 2​​​​id: 116​​​​</text:p>
      <text:p text:style-name="P1"><text:tab/><text:tab/><text:tab/><text:tab/>isClean: false</text:p>
      <text:p text:style-name="P1"><text:tab/><text:tab/><text:tab/><text:tab/>​​​​isDamaged: false​​​​</text:p>
      <text:p text:style-name="P1"><text:tab/><text:tab/><text:tab/><text:tab/>isHelmetDetectionSupported: false</text:p>
      <text:p text:style-name="P1"><text:tab/><text:tab/><text:tab/><text:tab/>​​​​isRequestRunning: false</text:p>
      <text:p text:style-name="P1"><text:tab/><text:tab/><text:tab/><text:tab/>​​​​lat: 41.657568</text:p>
      <text:p text:style-name="P1"><text:tab/><text:tab/><text:tab/><text:tab/>​​​​lon: -0.908424</text:p>
      <text:p text:style-name="P1"><text:tab/><text:tab/><text:tab/><text:tab/>​​​​requestRunning: false</text:p>
      <text:p text:style-name="P1"><text:tab/><text:tab/><text:tab/><text:tab/>​​​​reservationStateId: 0​​​​</text:p>
      <text:p text:style-name="P1"><text:tab/><text:tab/><text:tab/><text:tab/>stateId: 0​​​​typeId: 3​​​​</text:p>
      <text:p text:style-name="P1"><text:tab/><text:tab/><text:tab/><text:tab/>vehicleRegistration: "2800JYL Scooter 125"​​​​</text:p>
      <text:p text:style-name="P1"><text:tab/><text:tab/><text:tab/><text:tab/>zipCode: "50011"​​​​</text:p>
      <text:p text:style-name="P1"><text:tab/><text:tab/><text:tab/><text:tab/>&lt;prototype&gt;: Object { … }​​​</text:p>
      <text:p text:style-name="P1">​​<text:tab/><text:tab/><text:tab/>length: 159​​</text:p>
      <text:p text:style-name="P1"><text:tab/><text:tab/><text:tab/>&lt;prototype&gt;: Array []​</text:p>
      <text:p text:style-name="P1"><text:tab/><text:tab/>responseCode: 0​</text:p>
      <text:p text:style-name="P1"><text:tab/><text:tab/>&lt;prototype&gt;: Object { … }</text:p>
      <text:p text:style-name="P1"/>
      <text:h text:style-name="P12" text:outline-level="1"><text:soft-page-break/></text:h>
      <text:h text:style-name="P12" text:outline-level="1">Koko:</text:h>
      <text:p text:style-name="P11">Utiliza AWS Cognito lo cual hace muy dificil obtener el header para la llamada a la API:</text:p>
      <text:p text:style-name="P11">Vease documentación específica.</text:p>
      <text:h text:style-name="Heading_20_1" text:outline-level="1">Lime:</text:h>
      <text:p text:style-name="P2"><text:a xlink:type="simple" xlink:href="https://github.com/ubahnverleih/WoBike/blob/master/Lime.md">https://github.com/ubahnverleih/WoBike/blob/master/Lime.md</text:a></text:p>
      <text:p text:style-name="P2"/>
      <text:h text:style-name="Heading_20_1" text:outline-level="1">Mobike: <text:span text:style-name="T1">ACTUALMENTE LA API HA CAMBIADO Y YA NO DA RESPUESTA</text:span></text:h>
      <text:p text:style-name="P3"><text:a xlink:type="simple" xlink:href="https://github.com/ubahnverleih/WoBike/blob/master/Mobike.md">https://github.com/ubahnverleih/WoBike/blob/master/Mobike.md</text:a></text:p>
      <text:p text:style-name="P3"/>
      <text:h text:style-name="Heading_20_1" text:outline-level="1">Tier:</text:h>
      <text:p text:style-name="P5">Peticion GET a esta direccion:</text:p>
      <text:p text:style-name="P4"><text:a xlink:type="simple" xlink:href="https://tier.frontend.fleetbird.eu/api/prod/v1.06/map/cars">https://tier.frontend.fleetbird.eu/api/prod/v1.06/map/cars</text:a></text:p>
      <text:p text:style-name="P4"/>
      <text:p text:style-name="P4">data a enviar: lat1=41.643822&amp;lat2=41.680504&amp;lon1=-0.908601&amp;lon2=-0.883753</text:p>
      <text:p text:style-name="P4"/>
      <text:p text:style-name="P4">lat1; lon1 -&gt; esquina inferior izq del mapa</text:p>
      <text:p text:style-name="P4">lat2; lon2 -&gt; esquina superior drch del mapa</text:p>
      <text:p text:style-name="P4"/>
      <text:p text:style-name="P6">OJO QUE VAN AL REVES DE MUVING</text:p>
      <text:p text:style-name="P6"/>
      <text:p text:style-name="P8"><text:span text:style-name="T2">respuesta</text:span>:</text:p>
      <text:p text:style-name="P8">[</text:p>
      <text:p text:style-name="P8"><text:s text:c="4"/>{</text:p>
      <text:p text:style-name="P8"><text:s text:c="8"/>"carId": 10329,</text:p>
      <text:p text:style-name="P8"><text:s text:c="8"/>"title": "",</text:p>
      <text:p text:style-name="P8"><text:s text:c="8"/>"lat": 41.650201,</text:p>
      <text:p text:style-name="P8"><text:s text:c="8"/>"lon": -0.888698,</text:p>
      <text:p text:style-name="P8"><text:s text:c="8"/>"licencePlate": "10329",</text:p>
      <text:p text:style-name="P8"><text:s text:c="8"/>"fuelLevel": 64,</text:p>
      <text:p text:style-name="P8"><text:s text:c="8"/>"vehicleStateId": 0,</text:p>
      <text:p text:style-name="P8"><text:s text:c="8"/>"vehicleTypeId": 6,</text:p>
      <text:p text:style-name="P8"><text:s text:c="8"/>"pricingTime": "0.15€/min",</text:p>
      <text:p text:style-name="P8"><text:s text:c="8"/>"pricingParking": "1€ to unlock",</text:p>
      <text:p text:style-name="P8"><text:s text:c="8"/>"reservationState": 0,</text:p>
      <text:p text:style-name="P8"><text:s text:c="8"/>"address": "Paseo María Agustín 9",</text:p>
      <text:p text:style-name="P8"><text:s text:c="8"/>"zipCode": "50004",</text:p>
      <text:p text:style-name="P8"><text:s text:c="8"/>"city": "Zaragoza",</text:p>
      <text:p text:style-name="P8"><text:s text:c="8"/>"locationId": 6</text:p>
      <text:p text:style-name="P8"><text:s text:c="4"/>},</text:p>
      <text:p text:style-name="P8"><text:s text:c="4"/>{</text:p>
      <text:p text:style-name="P8"><text:soft-page-break/><text:s text:c="8"/>"carId": 10330,</text:p>
      <text:p text:style-name="P8"><text:s text:c="8"/>"title": "",</text:p>
      <text:p text:style-name="P8"><text:s text:c="8"/>"lat": 41.649535,</text:p>
      <text:p text:style-name="P8"><text:s text:c="8"/>"lon": -0.899271,</text:p>
      <text:p text:style-name="P8"><text:s text:c="8"/>"licencePlate": "10330",</text:p>
      <text:p text:style-name="P8"><text:s text:c="8"/>"fuelLevel": 83,</text:p>
      <text:p text:style-name="P8"><text:s text:c="8"/>"vehicleStateId": 0,</text:p>
      <text:p text:style-name="P8"><text:s text:c="8"/>"vehicleTypeId": 6,</text:p>
      <text:p text:style-name="P8"><text:s text:c="8"/>"pricingTime": "0.15€/min",</text:p>
      <text:p text:style-name="P8"><text:s text:c="8"/>"pricingParking": "1€ to unlock",</text:p>
      <text:p text:style-name="P8"><text:s text:c="8"/>"reservationState": 0,</text:p>
      <text:p text:style-name="P8"><text:s text:c="8"/>"address": "Calle Vicente Berdusán 46",</text:p>
      <text:p text:style-name="P8"><text:s text:c="8"/>"zipCode": "50010",</text:p>
      <text:p text:style-name="P8"><text:s text:c="8"/>"city": "Zaragoza",</text:p>
      <text:p text:style-name="P8"><text:s text:c="8"/>"locationId": 6</text:p>
      <text:p text:style-name="P8"><text:s text:c="4"/>},</text:p>
      <text:p text:style-name="P8"/>
      <text:h text:style-name="Heading_20_1" text:outline-level="1">VOI:</text:h>
      <text:p text:style-name="P9">Peticion GET a esta direccion:</text:p>
      <text:p text:style-name="P8"><text:a xlink:type="simple" xlink:href="https://api.voiapp.io/v1/vehicle/status/ready">https://api.voiapp.io/v1/vehicle/status/ready</text:a></text:p>
      <text:p text:style-name="P8"/>
      <text:p text:style-name="P8">data a enviar: la=41.66233371023341&amp;lo=-0.8962540399646083</text:p>
      <text:p text:style-name="P8"/>
      <text:p text:style-name="P8">la: latitud de la ubicación</text:p>
      <text:p text:style-name="P8">lo: longitud de la ubicación</text:p>
      <text:p text:style-name="P8"/>
      <text:p text:style-name="P7">Respuesta:</text:p>
      <text:p text:style-name="P8">[</text:p>
      <text:p text:style-name="P8"><text:s text:c="4"/>{</text:p>
      <text:p text:style-name="P8"><text:s text:c="8"/>"id": "7e1f07b6-9788-4bd7-8cb9-5d62c9e8e8f6",</text:p>
      <text:p text:style-name="P8"><text:s text:c="8"/>"short": "s9v3",</text:p>
      <text:p text:style-name="P8"><text:s text:c="8"/>"name": "VOI",</text:p>
      <text:p text:style-name="P8"><text:s text:c="8"/>"zone": 2,</text:p>
      <text:p text:style-name="P8"><text:s text:c="8"/>"type": "btv1",</text:p>
      <text:p text:style-name="P8"><text:s text:c="8"/>"status": "ready",</text:p>
      <text:p text:style-name="P8"><text:s text:c="8"/>"bounty": 600,</text:p>
      <text:p text:style-name="P8"><text:s text:c="8"/>"location": [</text:p>
      <text:p text:style-name="P8"><text:s text:c="12"/>38.69698203027241,</text:p>
      <text:p text:style-name="P8"><text:s text:c="12"/>-9.201561510583742</text:p>
      <text:p text:style-name="P8"><text:s text:c="8"/>],</text:p>
      <text:p text:style-name="P8"><text:s text:c="8"/>"battery": 100,</text:p>
      <text:p text:style-name="P8"><text:s text:c="8"/>"locked": true,</text:p>
      <text:p text:style-name="P8"><text:s text:c="8"/>"updated": "2018-12-15T13:26:28.819066Z"</text:p>
      <text:p text:style-name="P8"><text:s text:c="4"/>},</text:p>
      <text:p text:style-name="P8"><text:s text:c="4"/>{</text:p>
      <text:p text:style-name="P8"><text:s text:c="8"/>"id": "3a02dabf-ad17-4d7f-a5a7-4d75b4743b8e",</text:p>
      <text:p text:style-name="P8"><text:s text:c="8"/>"short": "w3qs",</text:p>
      <text:p text:style-name="P8"><text:s text:c="8"/>"name": "VOI",</text:p>
      <text:p text:style-name="P8"><text:s text:c="8"/>"zone": 1,</text:p>
      <text:p text:style-name="P8"><text:s text:c="8"/>"type": "btv1",</text:p>
      <text:p text:style-name="P8"><text:soft-page-break/><text:s text:c="8"/>"status": "ready",</text:p>
      <text:p text:style-name="P8"><text:s text:c="8"/>"bounty": 7000,</text:p>
      <text:p text:style-name="P8"><text:s text:c="8"/>"location": [</text:p>
      <text:p text:style-name="P8"><text:s text:c="12"/>59.3196672569967,</text:p>
      <text:p text:style-name="P8"><text:s text:c="12"/>18.0684792118457</text:p>
      <text:p text:style-name="P8"><text:s text:c="8"/>],</text:p>
      <text:p text:style-name="P8"><text:s text:c="8"/>"battery": 100,</text:p>
      <text:p text:style-name="P8"><text:s text:c="8"/>"locked": true,</text:p>
      <text:p text:style-name="P8"><text:s text:c="8"/>"updated": "2018-12-15T10:47:57.079011Z"</text:p>
      <text:p text:style-name="P8"><text:s text:c="4"/>},</text:p>
      <text:p text:style-name="P8"/>
      <text:p text:style-name="P8">VOI lista tambien los patinetes que estan siendo usados lo cual hay que filtrar para tener solo los aparcados <text:s/>"locked"</text:p>
      <text:p text:style-name="P8"/>
      <text:p text:style-name="P6"/>
      <text:p text:style-name="P6">Tanto VOI como TIER listan los scooters de todo el mundo, eso hace que halla una cantidad ingente de vehiculos en el mapa, quiza es bueno filtra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7T13:19:43.615195035</meta:creation-date>
    <dc:date>2018-12-17T13:36:08.100655071</dc:date>
    <meta:editing-duration>PT12M17S</meta:editing-duration>
    <meta:editing-cycles>5</meta:editing-cycles>
    <meta:generator>LibreOffice/4.2.8.2$Linux_X86_64 LibreOffice_project/420m0$Build-2</meta:generator>
    <meta:document-statistic meta:table-count="0" meta:image-count="0" meta:object-count="0" meta:page-count="4" meta:paragraph-count="132" meta:word-count="412" meta:character-count="4120" meta:non-whitespace-character-count="2991"/>
  </office:meta>
</office:document-meta>
</file>